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zas:24h </text:p>
      <text:p text:style-name="Standard">łącze:300Mb/s</text:p>
      <text:p text:style-name="Standard">czas*łącze=</text:p>
      <text:p text:style-name="Standard">691 200 000 GB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20:51:47.813775000</meta:creation-date>
    <dc:date>2026-01-08T20:51:50.841139900</dc:date>
    <meta:editing-duration>PT3S</meta:editing-duration>
    <meta:editing-cycles>1</meta:editing-cycles>
    <meta:document-statistic meta:table-count="0" meta:image-count="0" meta:object-count="0" meta:page-count="1" meta:paragraph-count="4" meta:word-count="7" meta:character-count="47" meta:non-whitespace-character-count="43"/>
    <meta:generator>LibreOffice/25.8.3.2$Windows_X86_64 LibreOffice_project/8ca8d55c161d602844f5428fa4b58097424e324e</meta:generator>
  </office:meta>
</office:document-meta>
</file>